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string" calcext:value-type="string">
            <text:p>IC App: Replacement Needed for the Two Dr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Skill Discount: Subsurface Spec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string" calcext:value-type="string">
            <text:p>KS: ASL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Untertauch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Tlaloc Conn 5 → 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IC App: Somata-Wh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IC App: Big Ol’ Convo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Every Street Has Its Sec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Bad G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Game 11: Every Street Has Its Secr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Game 11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2-22" calcext:value-type="date">
            <text:p>2025-12-22</text:p>
          </table:table-cell>
          <table:table-cell office:value-type="string" calcext:value-type="string">
            <text:p>Gear Discount: MCT Drone Web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date" office:date-value="2026-01-01" calcext:value-type="date">
            <text:p>2026-01-01</text:p>
          </table:table-cell>
          <table:table-cell office:value-type="string" calcext:value-type="string">
            <text:p>Gear Discount: MCT Drone Web</text:p>
          </table:table-cell>
          <table:table-cell office:value-type="float" office:value="-10" calcext:value-type="float">
            <text:p>-10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Every Street Has Its Sec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Bad Gu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00-00-00</text:date>, <text:time style:data-style-name="N2" text:time-value="12:54:06.6728599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2T12:54:42.257428187</dc:date>
    <meta:editing-duration>PT3H13M55S</meta:editing-duration>
    <meta:editing-cycles>61</meta:editing-cycles>
    <meta:generator>LibreOffice/25.8.3.2$Linux_X86_64 LibreOffice_project/580$Build-2</meta:generator>
    <meta:document-statistic meta:table-count="4" meta:cell-count="310" meta:object-count="0"/>
  </office:meta>
</office:document-meta>
</file>